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5f_MiscExamples">
      <style:table-cell-properties fo:padding="0.028in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Normal_5f_MiscExamples">
      <style:table-cell-properties fo:padding="0.028in"/>
      <style:text-properties fo:color="#333399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Normal_5f_MiscExamples">
      <style:table-cell-properties fo:padding="0.028in"/>
    </style:style>
    <style:style style:name="ce4" style:family="table-cell" style:parent-style-name="Normal_5f_MiscExamples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Normal_5f_MiscExamples">
      <style:table-cell-properties style:glyph-orientation-vertical="0" fo:border-bottom="0.74pt solid #3c3c3c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5f_MiscExamples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Normal_5f_MiscExamples" style:data-style-name="N121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Normal_5f_MiscExamples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MiscExamples" style:data-style-name="N12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0" style:family="table-cell" style:parent-style-name="Normal_5f_MiscExamples" style:data-style-name="N121">
      <style:table-cell-properties fo:padding="0.028in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4" table:default-cell-style-name="ce4"/>
        <table:table-column table:style-name="co1" table:default-cell-style-name="ce8"/>
        <table:table-column table:style-name="co1" table:default-cell-style-name="ce10"/>
        <table:table-row table:style-name="ro1">
          <table:table-cell table:style-name="ce1" office:value-type="string" calcext:value-type="string">
            <text:p>Example: SUM and Nested Ifs in an Array Formula</text:p>
          </table:table-cell>
          <table:table-cell table:number-columns-repeated="4"/>
          <table:table-cell table:style-name="ce4"/>
          <table:table-cell table:style-name="ce3"/>
        </table:table-row>
        <table:table-row table:style-name="ro1">
          <table:table-cell table:style-name="ce2" office:value-type="string" calcext:value-type="string">
            <text:p><text:s text:c="8"/>Find the sum of sales for a particular state and a particular beer type.</text:p>
          </table:table-cell>
          <table:table-cell table:number-columns-repeated="4"/>
          <table:table-cell table:style-name="ce4"/>
          <table:table-cell table:style-name="ce3"/>
        </table:table-row>
        <table:table-row table:style-name="ro2" table:number-rows-repeated="3">
          <table:table-cell table:number-columns-repeated="6"/>
          <table:table-cell table:style-name="ce3"/>
        </table:table-row>
        <table:table-row table:style-name="ro2">
          <table:table-cell table:number-columns-repeated="2"/>
          <table:table-cell table:style-name="ce6" office:value-type="string" calcext:value-type="string">
            <text:p>Oregon, Amber Ale:</text:p>
          </table:table-cell>
          <table:table-cell table:style-name="ce7" table:number-matrix-columns-spanned="1" table:number-matrix-rows-spanned="1" table:formula="of:=SUM(IF([.$E$12:.$E$227]=&quot;Oregon&quot;;IF([.$D$12:.$D$227]=&quot;Amber Ale&quot;;[.$F$12:.$F$227];0);0))" office:value-type="float" office:value="4758779" calcext:value-type="float">
            <text:p>$4,758,779 </text:p>
          </table:table-cell>
          <table:table-cell table:number-columns-repeated="2"/>
          <table:table-cell table:style-name="ce3"/>
        </table:table-row>
        <table:table-row table:style-name="ro2">
          <table:table-cell table:number-columns-repeated="2"/>
          <table:table-cell table:style-name="ce6" office:value-type="string" calcext:value-type="string">
            <text:p>California, Pale Ale:</text:p>
          </table:table-cell>
          <table:table-cell table:style-name="ce7" table:number-matrix-columns-spanned="1" table:number-matrix-rows-spanned="1" table:formula="of:=SUM(IF([.$E$12:.$E$227]=&quot;California&quot;;IF([.$D$12:.$D$227]=&quot;Pale Ale&quot;;[.$F$12:.$F$227];0);0))" office:value-type="float" office:value="6684042" calcext:value-type="float">
            <text:p>$6,684,042 </text:p>
          </table:table-cell>
          <table:table-cell table:number-columns-repeated="2"/>
          <table:table-cell table:style-name="ce3"/>
        </table:table-row>
        <table:table-row table:style-name="ro2">
          <table:table-cell table:number-columns-repeated="2"/>
          <table:table-cell table:style-name="ce6" office:value-type="string" calcext:value-type="string">
            <text:p>Washington, Porter:</text:p>
          </table:table-cell>
          <table:table-cell table:style-name="ce7" table:number-matrix-columns-spanned="1" table:number-matrix-rows-spanned="1" table:formula="of:=SUM(IF([.$E$12:.$E$227]=&quot;Washington&quot;;IF([.$D$12:.$D$227]=&quot;Porter&quot;;[.$F$12:.$F$227];0);0))" office:value-type="float" office:value="4939958" calcext:value-type="float">
            <text:p>$4,939,958 </text:p>
          </table:table-cell>
          <table:table-cell table:number-columns-repeated="2"/>
          <table:table-cell table:style-name="ce3"/>
        </table:table-row>
        <table:table-row table:style-name="ro2" table:number-rows-repeated="2">
          <table:table-cell table:number-columns-repeated="6"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Season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Sales $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54536" calcext:value-type="float">
            <text:p>$554,53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540643" calcext:value-type="float">
            <text:p>$540,64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77548" calcext:value-type="float">
            <text:p>$577,54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455905" calcext:value-type="float">
            <text:p>$455,90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90871" calcext:value-type="float">
            <text:p>$490,87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46383" calcext:value-type="float">
            <text:p>$446,38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457726" calcext:value-type="float">
            <text:p>$457,72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347696" calcext:value-type="float">
            <text:p>$347,69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384541" calcext:value-type="float">
            <text:p>$384,54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386420" calcext:value-type="float">
            <text:p>$386,42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370970" calcext:value-type="float">
            <text:p>$370,97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30754" calcext:value-type="float">
            <text:p>$430,75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500847" calcext:value-type="float">
            <text:p>$500,84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507070" calcext:value-type="float">
            <text:p>$507,07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482346" calcext:value-type="float">
            <text:p>$482,34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608713" calcext:value-type="float">
            <text:p>$608,71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150000" calcext:value-type="float">
            <text:p>$150,00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500649" calcext:value-type="float">
            <text:p>$500,649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45780" calcext:value-type="float">
            <text:p>$545,78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440644" calcext:value-type="float">
            <text:p>$440,64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80359" calcext:value-type="float">
            <text:p>$580,359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536225" calcext:value-type="float">
            <text:p>$536,22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14908" calcext:value-type="float">
            <text:p>$414,90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377997" calcext:value-type="float">
            <text:p>$377,99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31289" calcext:value-type="float">
            <text:p>$331,289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384572" calcext:value-type="float">
            <text:p>$384,57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365813" calcext:value-type="float">
            <text:p>$365,81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396338" calcext:value-type="float">
            <text:p>$396,33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453761" calcext:value-type="float">
            <text:p>$453,76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356538" calcext:value-type="float">
            <text:p>$356,53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606332" calcext:value-type="float">
            <text:p>$606,33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535218" calcext:value-type="float">
            <text:p>$535,21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493364" calcext:value-type="float">
            <text:p>$493,36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559100" calcext:value-type="float">
            <text:p>$559,10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220350" calcext:value-type="float">
            <text:p>$220,35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476975" calcext:value-type="float">
            <text:p>$476,97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45621" calcext:value-type="float">
            <text:p>$545,62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489255" calcext:value-type="float">
            <text:p>$489,25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23124" calcext:value-type="float">
            <text:p>$523,12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612216" calcext:value-type="float">
            <text:p>$612,21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25562" calcext:value-type="float">
            <text:p>$425,56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85285" calcext:value-type="float">
            <text:p>$485,28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467173" calcext:value-type="float">
            <text:p>$467,17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447637" calcext:value-type="float">
            <text:p>$447,63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407542" calcext:value-type="float">
            <text:p>$407,54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449575" calcext:value-type="float">
            <text:p>$449,57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403248" calcext:value-type="float">
            <text:p>$403,24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49293" calcext:value-type="float">
            <text:p>$449,29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493845" calcext:value-type="float">
            <text:p>$493,84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523464" calcext:value-type="float">
            <text:p>$523,46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575692" calcext:value-type="float">
            <text:p>$575,69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568633" calcext:value-type="float">
            <text:p>$568,63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100250" calcext:value-type="float">
            <text:p>$100,25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487012" calcext:value-type="float">
            <text:p>$487,01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19177" calcext:value-type="float">
            <text:p>$519,17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488597" calcext:value-type="float">
            <text:p>$488,59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456653" calcext:value-type="float">
            <text:p>$456,65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528843" calcext:value-type="float">
            <text:p>$528,84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20782" calcext:value-type="float">
            <text:p>$420,78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39751" calcext:value-type="float">
            <text:p>$439,75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48503" calcext:value-type="float">
            <text:p>$348,50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352086" calcext:value-type="float">
            <text:p>$352,086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336824" calcext:value-type="float">
            <text:p>$336,82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350924" calcext:value-type="float">
            <text:p>$350,92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338334" calcext:value-type="float">
            <text:p>$338,33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383738" calcext:value-type="float">
            <text:p>$383,73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508939" calcext:value-type="float">
            <text:p>$508,939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393294" calcext:value-type="float">
            <text:p>$393,29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430380" calcext:value-type="float">
            <text:p>$430,38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390741" calcext:value-type="float">
            <text:p>$390,74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118030" calcext:value-type="float">
            <text:p>$118,03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522282" calcext:value-type="float">
            <text:p>$522,28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14649" calcext:value-type="float">
            <text:p>$514,64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498673" calcext:value-type="float">
            <text:p>$498,67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41930" calcext:value-type="float">
            <text:p>$541,93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41022" calcext:value-type="float">
            <text:p>$541,02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487516" calcext:value-type="float">
            <text:p>$487,51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58787" calcext:value-type="float">
            <text:p>$558,78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393690" calcext:value-type="float">
            <text:p>$393,69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27784" calcext:value-type="float">
            <text:p>$427,78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386772" calcext:value-type="float">
            <text:p>$386,77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30461" calcext:value-type="float">
            <text:p>$430,46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81311" calcext:value-type="float">
            <text:p>$481,31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529637" calcext:value-type="float">
            <text:p>$529,63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96707" calcext:value-type="float">
            <text:p>$596,70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41275" calcext:value-type="float">
            <text:p>$541,27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74091" calcext:value-type="float">
            <text:p>$574,09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67246" calcext:value-type="float">
            <text:p>$567,24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30193" calcext:value-type="float">
            <text:p>$530,19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475884" calcext:value-type="float">
            <text:p>$475,88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33691" calcext:value-type="float">
            <text:p>$533,69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34352" calcext:value-type="float">
            <text:p>$534,35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88845" calcext:value-type="float">
            <text:p>$588,84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13750" calcext:value-type="float">
            <text:p>$513,75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16692" calcext:value-type="float">
            <text:p>$516,69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39883" calcext:value-type="float">
            <text:p>$539,88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18483" calcext:value-type="float">
            <text:p>$418,48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52955" calcext:value-type="float">
            <text:p>$452,95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32909" calcext:value-type="float">
            <text:p>$432,90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93853" calcext:value-type="float">
            <text:p>$493,85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393368" calcext:value-type="float">
            <text:p>$393,36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05946" calcext:value-type="float">
            <text:p>$405,94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61874" calcext:value-type="float">
            <text:p>$561,87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44747" calcext:value-type="float">
            <text:p>$544,74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470339" calcext:value-type="float">
            <text:p>$470,33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30410" calcext:value-type="float">
            <text:p>$530,41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455378" calcext:value-type="float">
            <text:p>$455,37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668180" calcext:value-type="float">
            <text:p>$668,18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97626" calcext:value-type="float">
            <text:p>$597,62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612909" calcext:value-type="float">
            <text:p>$612,90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585669" calcext:value-type="float">
            <text:p>$585,66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641282" calcext:value-type="float">
            <text:p>$641,28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447013" calcext:value-type="float">
            <text:p>$447,01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table:style-name="ce9" office:value-type="float" office:value="476238" calcext:value-type="float">
            <text:p>$476,23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21466" calcext:value-type="float">
            <text:p>$421,46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27983" calcext:value-type="float">
            <text:p>$427,98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29498" calcext:value-type="float">
            <text:p>$429,49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544597" calcext:value-type="float">
            <text:p>$544,59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46014" calcext:value-type="float">
            <text:p>$446,01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table:style-name="ce9" office:value-type="float" office:value="487611" calcext:value-type="float">
            <text:p>$487,61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65106" calcext:value-type="float">
            <text:p>$565,10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67487" calcext:value-type="float">
            <text:p>$567,48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38648" calcext:value-type="float">
            <text:p>$538,64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708608" calcext:value-type="float">
            <text:p>$708,60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634104" calcext:value-type="float">
            <text:p>$634,10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table:style-name="ce9" office:value-type="float" office:value="522179" calcext:value-type="float">
            <text:p>$522,17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11406" calcext:value-type="float">
            <text:p>$511,40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487020" calcext:value-type="float">
            <text:p>$487,02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63504" calcext:value-type="float">
            <text:p>$563,50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565428" calcext:value-type="float">
            <text:p>$565,42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380743" calcext:value-type="float">
            <text:p>$380,74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351971" calcext:value-type="float">
            <text:p>$351,97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88646" calcext:value-type="float">
            <text:p>$388,64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337401" calcext:value-type="float">
            <text:p>$337,40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441713" calcext:value-type="float">
            <text:p>$441,71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438764" calcext:value-type="float">
            <text:p>$438,76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378201" calcext:value-type="float">
            <text:p>$378,20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13519" calcext:value-type="float">
            <text:p>$413,51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516512" calcext:value-type="float">
            <text:p>$516,51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494282" calcext:value-type="float">
            <text:p>$494,28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538958" calcext:value-type="float">
            <text:p>$538,95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502214" calcext:value-type="float">
            <text:p>$502,21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539525" calcext:value-type="float">
            <text:p>$539,52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517806" calcext:value-type="float">
            <text:p>$517,80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625097" calcext:value-type="float">
            <text:p>$625,09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632542" calcext:value-type="float">
            <text:p>$632,54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65957" calcext:value-type="float">
            <text:p>$565,95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609354" calcext:value-type="float">
            <text:p>$609,35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501393" calcext:value-type="float">
            <text:p>$501,39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61281" calcext:value-type="float">
            <text:p>$461,28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476654" calcext:value-type="float">
            <text:p>$476,65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405717" calcext:value-type="float">
            <text:p>$405,71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407780" calcext:value-type="float">
            <text:p>$407,78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462903" calcext:value-type="float">
            <text:p>$462,90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460030" calcext:value-type="float">
            <text:p>$460,03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63982" calcext:value-type="float">
            <text:p>$463,98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622573" calcext:value-type="float">
            <text:p>$622,57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578387" calcext:value-type="float">
            <text:p>$578,38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579998" calcext:value-type="float">
            <text:p>$579,99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594253" calcext:value-type="float">
            <text:p>$594,25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473198" calcext:value-type="float">
            <text:p>$473,19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all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601406" calcext:value-type="float">
            <text:p>$601,40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616561" calcext:value-type="float">
            <text:p>$616,56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559403" calcext:value-type="float">
            <text:p>$559,40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97369" calcext:value-type="float">
            <text:p>$597,36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709122" calcext:value-type="float">
            <text:p>$709,12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62316" calcext:value-type="float">
            <text:p>$462,31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66554" calcext:value-type="float">
            <text:p>$466,55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80338" calcext:value-type="float">
            <text:p>$380,33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406420" calcext:value-type="float">
            <text:p>$406,42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422373" calcext:value-type="float">
            <text:p>$422,37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385923" calcext:value-type="float">
            <text:p>$385,92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474148" calcext:value-type="float">
            <text:p>$474,14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38409" calcext:value-type="float">
            <text:p>$438,40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554317" calcext:value-type="float">
            <text:p>$554,31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609069" calcext:value-type="float">
            <text:p>$609,06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563406" calcext:value-type="float">
            <text:p>$563,40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606490" calcext:value-type="float">
            <text:p>$606,49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564560" calcext:value-type="float">
            <text:p>$564,56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600194" calcext:value-type="float">
            <text:p>$600,19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49802" calcext:value-type="float">
            <text:p>$549,802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493119" calcext:value-type="float">
            <text:p>$493,11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76355" calcext:value-type="float">
            <text:p>$576,35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670233" calcext:value-type="float">
            <text:p>$670,23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524001" calcext:value-type="float">
            <text:p>$524,00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527703" calcext:value-type="float">
            <text:p>$527,70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55197" calcext:value-type="float">
            <text:p>$355,19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420947" calcext:value-type="float">
            <text:p>$420,94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423393" calcext:value-type="float">
            <text:p>$423,393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547726" calcext:value-type="float">
            <text:p>$547,726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478507" calcext:value-type="float">
            <text:p>$478,507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425549" calcext:value-type="float">
            <text:p>$425,549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618631" calcext:value-type="float">
            <text:p>$618,631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593074" calcext:value-type="float">
            <text:p>$593,07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708115" calcext:value-type="float">
            <text:p>$708,115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657230" calcext:value-type="float">
            <text:p>$657,23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636020" calcext:value-type="float">
            <text:p>$636,020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m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648918" calcext:value-type="float">
            <text:p>$648,918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California</text:p>
          </table:table-cell>
          <table:table-cell office:value-type="float" office:value="508848" calcext:value-type="float">
            <text:p>$508,84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California</text:p>
          </table:table-cell>
          <table:table-cell office:value-type="float" office:value="522433" calcext:value-type="float">
            <text:p>$522,43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California</text:p>
          </table:table-cell>
          <table:table-cell office:value-type="float" office:value="526729" calcext:value-type="float">
            <text:p>$526,729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California</text:p>
          </table:table-cell>
          <table:table-cell office:value-type="float" office:value="504010" calcext:value-type="float">
            <text:p>$504,01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California</text:p>
          </table:table-cell>
          <table:table-cell office:value-type="float" office:value="426401" calcext:value-type="float">
            <text:p>$426,40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California</text:p>
          </table:table-cell>
          <table:table-cell office:value-type="float" office:value="430903" calcext:value-type="float">
            <text:p>$430,903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Oregon</text:p>
          </table:table-cell>
          <table:table-cell office:value-type="float" office:value="319614" calcext:value-type="float">
            <text:p>$319,61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Oregon</text:p>
          </table:table-cell>
          <table:table-cell office:value-type="float" office:value="417155" calcext:value-type="float">
            <text:p>$417,155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Oregon</text:p>
          </table:table-cell>
          <table:table-cell office:value-type="float" office:value="395381" calcext:value-type="float">
            <text:p>$395,38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Oregon</text:p>
          </table:table-cell>
          <table:table-cell office:value-type="float" office:value="385921" calcext:value-type="float">
            <text:p>$385,921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Oregon</text:p>
          </table:table-cell>
          <table:table-cell office:value-type="float" office:value="349157" calcext:value-type="float">
            <text:p>$349,15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Oregon</text:p>
          </table:table-cell>
          <table:table-cell office:value-type="float" office:value="375737" calcext:value-type="float">
            <text:p>$375,737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mber Ale</text:p>
          </table:table-cell>
          <table:table-cell office:value-type="string" calcext:value-type="string">
            <text:p>Washington</text:p>
          </table:table-cell>
          <table:table-cell office:value-type="float" office:value="528322" calcext:value-type="float">
            <text:p>$528,32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Hefeweizen</text:p>
          </table:table-cell>
          <table:table-cell office:value-type="string" calcext:value-type="string">
            <text:p>Washington</text:p>
          </table:table-cell>
          <table:table-cell office:value-type="float" office:value="497798" calcext:value-type="float">
            <text:p>$497,798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ale Ale</text:p>
          </table:table-cell>
          <table:table-cell office:value-type="string" calcext:value-type="string">
            <text:p>Washington</text:p>
          </table:table-cell>
          <table:table-cell office:value-type="float" office:value="515122" calcext:value-type="float">
            <text:p>$515,122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ilsner</text:p>
          </table:table-cell>
          <table:table-cell office:value-type="string" calcext:value-type="string">
            <text:p>Washington</text:p>
          </table:table-cell>
          <table:table-cell office:value-type="float" office:value="501404" calcext:value-type="float">
            <text:p>$501,404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Washington</text:p>
          </table:table-cell>
          <table:table-cell office:value-type="float" office:value="518350" calcext:value-type="float">
            <text:p>$518,350 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Wint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Washington</text:p>
          </table:table-cell>
          <table:table-cell office:value-type="float" office:value="445582" calcext:value-type="float">
            <text:p>$445,582 </text:p>
          </table:table-cell>
          <table:table-cell table:style-name="ce3"/>
        </table:table-row>
        <table:table-row table:style-name="ro2">
          <table:table-cell table:number-columns-repeated="5"/>
          <table:table-cell table:style-name="ce4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text>$</number:text>
      <number:number number:decimal-places="0" number:min-integer-digits="1" number:grouping="true"/>
    </number:number-style>
    <number:number-style style:name="N133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4" number:min-integer-digits="1"/>
    </number:number-style>
    <number:number-style style:name="N136P0" style:volatile="true">
      <number:text>Yes</number:text>
    </number:number-style>
    <number:number-style style:name="N136P1" style:volatile="true">
      <number:text>Yes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On</number:text>
    </number:number-style>
    <number:number-style style:name="N138P1" style:volatile="true">
      <number:text>On</number:text>
    </number:number-style>
    <number:number-style style:name="N138">
      <number:text>Off</number:text>
      <style:map style:condition="value()&gt;0" style:apply-style-name="N138P0"/>
      <style:map style:condition="value()&lt;0" style:apply-style-name="N138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MiscExamples" style:display-name="Normal_MiscExampl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y Paramonov</meta:initial-creator>
    <meta:creation-date>2016-04-06T14:50:51.387572897</meta:creation-date>
    <dc:date>2016-04-06T14:54:18.908792582</dc:date>
    <dc:creator>Sergey Paramonov</dc:creator>
    <meta:editing-duration>P0D</meta:editing-duration>
    <meta:editing-cycles>1</meta:editing-cycles>
    <meta:document-statistic meta:table-count="1" meta:cell-count="1093" meta:object-count="0"/>
    <meta:generator>LibreOffice/4.2.8.2$Linux_X86_64 LibreOffice_project/420m0$Build-2</meta:generator>
  </office:meta>
</office:document-meta>
</file>